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style:style>
    <style:style style:name="P4" style:family="paragraph" style:parent-style-name="Standard">
      <style:text-properties style:font-name="Microsoft JhengHei"/>
    </style:style>
    <style:style style:name="P5" style:family="paragraph" style:parent-style-name="Standard" style:list-style-name="L1">
      <style:text-properties style:font-name="Microsoft JhengHei"/>
    </style:style>
    <style:style style:name="P6" style:family="paragraph" style:parent-style-name="Standard">
      <style:text-properties style:font-name="Microsoft JhengHei" fo:font-size="11pt" style:font-size-asian="11pt" style:font-size-complex="11pt"/>
    </style:style>
    <style:style style:name="P7" style:family="paragraph" style:parent-style-name="Standard" style:list-style-name="L2">
      <style:text-properties style:font-name="Microsoft JhengHei" fo:font-size="11pt" style:font-size-asian="11pt" style:font-size-complex="11pt"/>
    </style:style>
    <style:style style:name="P8" style:family="paragraph" style:parent-style-name="Standard" style:list-style-name="L3">
      <style:text-properties style:font-name="Microsoft JhengHei" fo:font-size="11pt" style:font-size-asian="11pt" style:font-size-complex="11pt"/>
    </style:style>
    <style:style style:name="P9" style:family="paragraph" style:parent-style-name="Standard" style:list-style-name="L5">
      <style:text-properties style:font-name="Microsoft JhengHei" fo:font-size="11pt" style:font-size-asian="11pt" style:font-size-complex="11pt"/>
    </style:style>
    <style:style style:name="P10" style:family="paragraph" style:parent-style-name="Standard" style:list-style-name="L7">
      <style:text-properties style:font-name="Microsoft JhengHei" fo:font-size="11pt" style:font-size-asian="11pt" style:font-size-complex="11pt"/>
    </style:style>
    <style:style style:name="P11" style:family="paragraph" style:parent-style-name="Standard" style:list-style-name="L8">
      <style:text-properties style:font-name="Microsoft JhengHei" fo:font-size="11pt" style:font-size-asian="11pt" style:font-size-complex="11pt"/>
    </style:style>
    <style:style style:name="P12" style:family="paragraph" style:parent-style-name="Standard" style:list-style-name="L9">
      <style:text-properties style:font-name="Microsoft JhengHei" fo:font-size="11pt" style:font-size-asian="11pt" style:font-size-complex="11pt"/>
    </style:style>
    <style:style style:name="P13" style:family="paragraph" style:parent-style-name="Standard" style:list-style-name="L4">
      <style:text-properties style:font-name="Microsoft JhengHei"/>
    </style:style>
    <style:style style:name="P14" style:family="paragraph" style:parent-style-name="Standard" style:list-style-name="L6">
      <style:text-properties style:font-name="Microsoft JhengHei"/>
    </style:style>
    <style:style style:name="P15" style:family="paragraph" style:parent-style-name="Standard" style:list-style-name="L10">
      <style:text-properties style:font-name="Microsoft JhengHei"/>
    </style:style>
    <style:style style:name="P16" style:family="paragraph" style:parent-style-name="Standard">
      <style:text-properties style:font-name="Microsoft JhengHei" fo:font-size="12pt" fo:font-style="italic" style:font-size-asian="12pt" style:font-style-asian="italic" style:font-size-complex="12pt" style:font-style-complex="italic"/>
    </style:style>
    <style:style style:name="P17" style:family="paragraph" style:parent-style-name="Standard">
      <style:text-properties style:font-name="Microsoft JhengHei" fo:font-size="12pt" style:font-size-asian="12pt" style:font-size-complex="12pt"/>
    </style:style>
    <style:style style:name="P18" style:family="paragraph" style:parent-style-name="Standard" style:list-style-name="L12">
      <style:text-properties style:font-name="Microsoft JhengHei"/>
    </style:style>
    <style:style style:name="P19" style:family="paragraph" style:parent-style-name="Standard" style:list-style-name="L13">
      <style:paragraph-properties fo:break-before="page"/>
      <style:text-properties style:font-name="Microsoft JhengHei"/>
    </style:style>
    <style:style style:name="T1" style:family="text">
      <style:text-properties fo:font-style="italic" style:text-underline-style="none" style:font-style-asian="italic" style:font-style-complex="italic"/>
    </style:style>
    <style:style style:name="T2"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7189654523857004604" text:style-name="L12">
        <text:list-item>
          <text:p text:style-name="P18">Hypothèse d'origine :</text:p>
          <text:p text:style-name="P18"/>
        </text:list-item>
      </text:list>
      <text:list xml:id="list4849773598987106347" text:style-name="L1">
        <text:list-item>
          <text:list>
            <text:list-item>
              <text:p text:style-name="P5">Volonté d'étudier quel phénomène</text:p>
            </text:list-item>
          </text:list>
        </text:list-item>
      </text:list>
      <text:p text:style-name="P1"/>
      <text:list xml:id="list3649184127705583971" text:style-name="L2">
        <text:list-item>
          <text:list>
            <text:list-item>
              <text:list>
                <text:list-item>
                  <text:p text:style-name="P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7000363986303129461" text:style-name="L3">
        <text:list-item>
          <text:list>
            <text:list-item>
              <text:p text:style-name="P8">Le premier, avoir beaucoup de données c'est bien, mais attention à ne pas en avoir trop, on risque de s'y perdre et d'utiliser plusieurs éléments qui veulent dire la même chose ou des variables sans aucun intérêt.</text:p>
            </text:list-item>
            <text:list-item>
              <text:p text:style-name="P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2257146219960936323" text:style-name="L4">
        <text:list-item>
          <text:list>
            <text:list-item>
              <text:list>
                <text:list-item>
                  <text:p text:style-name="P13">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2">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2">saison et les performances d'un </text:span><text:soft-page-break/><text:span text:style-name="T2">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2">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2">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2">football italien.</text:span></text:p>
      <text:p text:style-name="P2"/>
      <text:p text:style-name="P1"><text:span text:style-name="T2">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2">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2">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7726722658571072256" text:style-name="L5">
        <text:list-item>
          <text:p text:style-name="P9">Bundesliga</text:p>
        </text:list-item>
        <text:list-item>
          <text:p text:style-name="P9">La liga</text:p>
        </text:list-item>
        <text:list-item>
          <text:p text:style-name="P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2">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2">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2">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2">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3"><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3"><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2">e football italien rempli donc pas mal de critères intéressants pour l'étude mais il a également quelques défauts à prendre en compte.</text:span></text:p>
      <text:p text:style-name="P2"/>
      <text:list xml:id="list6918762980007049028" text:style-name="L6">
        <text:list-item>
          <text:list>
            <text:list-item>
              <text:list>
                <text:list-item>
                  <text:p text:style-name="P14">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8663510380226293152" text:style-name="L7">
        <text:list-item>
          <text:list>
            <text:list-item>
              <text:p text:style-name="P1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701547993509464511" text:style-name="L8">
        <text:list-item>
          <text:list>
            <text:list-item>
              <text:p text:style-name="P1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5511219950093964609" text:style-name="L9">
        <text:list-item>
          <text:list>
            <text:list-item>
              <text:p text:style-name="P1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41786127" text:continue-numbering="true" text:style-name="L9">
        <text:list-item>
          <text:list>
            <text:list-item>
              <text:p text:style-name="P1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1831865378605631537" text:style-name="L10">
        <text:list-item>
          <text:list>
            <text:list-item>
              <text:list>
                <text:list-item>
                  <text:p text:style-name="P15">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6">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6"/>
      <text:p text:style-name="P16">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7"/>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740305031971139914" text:style-name="L13">
        <text:list-item>
          <text:p text:style-name="P19">Méthodologie :</text:p>
        </text:list-item>
      </text:list>
      <text:p text:style-name="P1"/>
      <text:p text:style-name="P2"/>
      <text:p text:style-name="P1"><text:tab/>Source de données</text:p>
      <text:p text:style-name="P1"><text:tab/>Technologie utilisée</text:p>
      <text:p text:style-name="P1"><text:tab/>Utilisation des variables pour le modèle</text:p>
      <text:p text:style-name="P1"><text:tab/><text:tab/>Qu'est ce qu'on évalue et pourquoi</text:p>
      <text:p text:style-name="P1"><text:tab/>Champs d'étude (3 ans puis 1 saison)</text:p>
      <text:p text:style-name="P1"><text:tab/>Statistiques descriptives :</text:p>
      <text:p text:style-name="P1"><text:tab/><text:tab/>Corrélations</text:p>
      <text:p text:style-name="P1"><text:tab/><text:tab/>Table description des données</text:p>
      <text:p text:style-name="P1"/>
      <text:p text:style-name="P1">Modélisation</text:p>
      <text:p text:style-name="P1"><text:tab/>Modèle sans variable à échelle joueur</text:p>
      <text:p text:style-name="P1"><text:tab/><text:tab/>Commentaires et conclusion</text:p>
      <text:p text:style-name="P1"/>
      <text:p text:style-name="P1"><text:tab/>Modèle avec des variables niveau joueur</text:p>
      <text:p text:style-name="P1"><text:tab/><text:tab/>Création et tests des variables pour filtrer</text:p>
      <text:p text:style-name="P1"><text:tab/><text:tab/>Commentaires sur les variables créées sur les joueurs</text:p>
      <text:p text:style-name="P1"><text:tab/><text:tab/>Tests (VIF, corrélation, Chi2 <text:s/>etc...)</text:p>
      <text:p text:style-name="P1"><text:tab/><text:tab/>Commentaires et conclusion (comparaisons et autres évolu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2-08T21:54:02.50</dc:date>
    <dc:creator>Bastien Chicot</dc:creator>
    <meta:editing-duration>PT3H24M8S</meta:editing-duration>
    <meta:editing-cycles>57</meta:editing-cycles>
    <meta:document-statistic meta:table-count="0" meta:image-count="2" meta:object-count="0" meta:page-count="13" meta:paragraph-count="84" meta:word-count="4777" meta:character-count="29097"/>
  </office:meta>
</office:document-meta>
</file>